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2" style:family="paragraph" style:parent-style-name="Preformatted_20_Text" style:list-style-name="L1">
      <style:paragraph-properties fo:margin-left="0in" fo:margin-right="0in" fo:margin-top="0in" fo:margin-bottom="0in" style:contextual-spacing="false" fo:line-height="114%" fo:text-indent="0in" style:auto-text-indent="false" fo:padding="0in" fo:border="none"/>
    </style:style>
    <style:style style:name="P3" style:family="paragraph" style:parent-style-name="Preformatted_20_Text" style:list-style-name="L2">
      <style:paragraph-properties fo:margin-left="0in" fo:margin-right="0in" fo:margin-top="0in" fo:margin-bottom="0in" style:contextual-spacing="false" fo:line-height="114%" fo:text-indent="0in" style:auto-text-indent="false" fo:padding="0in" fo:border="none"/>
    </style:style>
    <style:style style:name="P4" style:family="paragraph" style:parent-style-name="Preformatted_20_Text" style:list-style-name="L2">
      <style:paragraph-properties fo:margin-top="0in" fo:margin-bottom="0in" style:contextual-spacing="false" fo:line-height="114%" fo:padding="0in" fo:border="none"/>
    </style:style>
    <style:style style:name="P5" style:family="paragraph" style:parent-style-name="Preformatted_20_Text" style:list-style-name="L3">
      <style:paragraph-properties fo:margin-left="0in" fo:margin-right="0in" fo:margin-top="0in" fo:margin-bottom="0in" style:contextual-spacing="false" fo:line-height="114%" fo:text-indent="0in" style:auto-text-indent="false" fo:padding="0in" fo:border="none"/>
    </style:style>
    <style:style style:name="P6" style:family="paragraph" style:parent-style-name="Preformatted_20_Text" style:list-style-name="L4">
      <style:paragraph-properties fo:margin-left="0in" fo:margin-right="0in" fo:margin-top="0in" fo:margin-bottom="0in" style:contextual-spacing="false" fo:line-height="114%" fo:text-indent="0in" style:auto-text-indent="false" fo:padding="0in" fo:border="none"/>
    </style:style>
    <style:style style:name="P7" style:family="paragraph" style:parent-style-name="Preformatted_20_Text" style:list-style-name="L4">
      <style:paragraph-properties fo:margin-top="0in" fo:margin-bottom="0in" style:contextual-spacing="false" fo:line-height="114%" fo:padding="0in" fo:border="none"/>
    </style:style>
    <style:style style:name="P8"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9"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0"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1"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2"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3"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14"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15"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16"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fo:font-weight="bold"/>
    </style:style>
    <style:style style:name="P17" style:family="paragraph" style:parent-style-name="Text_20_body">
      <style:paragraph-properties fo:margin-left="0in" fo:margin-right="0in" fo:margin-top="0in" fo:margin-bottom="0.0972in" style:contextual-spacing="false" fo:line-height="114%" fo:text-indent="0in" style:auto-text-indent="false"/>
    </style:style>
    <style:style style:name="P18"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style>
    <style:style style:name="P19"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style>
    <style:style style:name="P20"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style>
    <style:style style:name="P21"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style>
    <style:style style:name="T1" style:family="text">
      <style:text-properties fo:font-weight="bold"/>
    </style:style>
    <style:style style:name="T2" style:family="text">
      <style:text-properties style:font-name="Google Sans Text"/>
    </style:style>
    <style:style style:name="T3" style:family="text">
      <style:text-properties style:font-name="Google Sans Text" fo:font-weight="bol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o host this "Frontline TCG" game on Heroku or Google Cloud Platform (GCP), you need to transition it from this single-file React component into a standard React application structure.</text:p>
      <text:section text:style-name="Sect1" text:name="model-response-message-contentr_abe518404440745d">
        <text:p text:style-name="P8">Since the app relies heavily on <text:span text:style-name="T1">Firebase</text:span> for its backend (database and authentication), the easiest and most cost-effective path is actually <text:span text:style-name="T1">Firebase Hosting</text:span>, but I will provide specific instructions for Heroku and GCP as requested, along with the necessary preparation steps.</text:p>
        <text:h text:style-name="P1" text:outline-level="3">Phase 1: Prepare the Project (Required for both)</text:h>
        <text:p text:style-name="P17"><text:span text:style-name="T2">You cannot deploy the single </text:span><text:span text:style-name="Source_20_Text"><text:span text:style-name="T2">.jsx</text:span></text:span><text:span text:style-name="T2"> file directly. You need to scaffold a React project.</text:span></text:p>
        <text:list text:style-name="L1">
          <text:list-item>
            <text:p text:style-name="P9">Create a React App:</text:p>
            <text:p text:style-name="P9">Open your terminal and run:</text:p>
            <text:p text:style-name="P9">Bash</text:p>
            <text:p text:style-name="P2"><text:span text:style-name="Source_20_Text"><text:span text:style-name="T2">npx create-react-app frontline-tcg</text:span></text:span></text:p>
            <text:p text:style-name="P2"><text:span text:style-name="Source_20_Text"><text:span text:style-name="T2">cd frontline-tcg</text:span></text:span></text:p>
          </text:list-item>
          <text:list-item>
            <text:p text:style-name="P9">Install Dependencies:</text:p>
            <text:p text:style-name="P9">Install the libraries used in the code (Firebase and Lucide):</text:p>
            <text:p text:style-name="P9">Bash</text:p>
            <text:p text:style-name="P2"><text:span text:style-name="Source_20_Text"><text:span text:style-name="T2">npm install firebase lucide-react</text:span></text:span></text:p>
          </text:list-item>
          <text:list-item>
            <text:p text:style-name="P13">Migrate the Code:</text:p>
            <text:list>
              <text:list-item>
                <text:p text:style-name="P18"><text:span text:style-name="T2">Open </text:span><text:span text:style-name="Source_20_Text"><text:span text:style-name="T2">src/App.js</text:span></text:span><text:span text:style-name="T2"> in your new project.</text:span></text:p>
              </text:list-item>
              <text:list-item>
                <text:p text:style-name="P18"><text:span text:style-name="T2">Replace the entire content of </text:span><text:span text:style-name="Source_20_Text"><text:span text:style-name="T2">src/App.js</text:span></text:span><text:span text:style-name="T2"> with the code from </text:span><text:span text:style-name="Source_20_Text"><text:span text:style-name="T2">WorldWarCards.jsx</text:span></text:span><text:span text:style-name="T2">.</text:span></text:p>
              </text:list-item>
              <text:list-item>
                <text:p text:style-name="P9"><text:span text:style-name="T1">Crucial Step:</text:span> You must replace the environment variable placeholers inside the code.</text:p>
                <text:list>
                  <text:list-item>
                    <text:p text:style-name="P18"><text:span text:style-name="T2">Find </text:span><text:span text:style-name="Source_20_Text"><text:span text:style-name="T2">const firebaseConfig = JSON.parse(__firebase_config);</text:span></text:span></text:p>
                  </text:list-item>
                  <text:list-item>
                    <text:p text:style-name="P9">Replace it with your actual Firebase configuration object (you get this from the Firebase Console &gt; Project Settings).</text:p>
                  </text:list-item>
                  <text:list-item>
                    <text:p text:style-name="P18"><text:span text:style-name="T2">Find </text:span><text:span text:style-name="Source_20_Text"><text:span text:style-name="T2">const appId = typeof __app_id !== 'undefined' ? __app_id : 'frontline-tcg';</text:span></text:span></text:p>
                  </text:list-item>
                  <text:list-item>
                    <text:p text:style-name="P18"><text:span text:style-name="T2">Replace it with a static string like </text:span><text:span text:style-name="Source_20_Text"><text:span text:style-name="T2">const appId = 'frontline-tcg-prod';</text:span></text:span></text:p>
                  </text:list-item>
                </text:list>
              </text:list-item>
            </text:list>
          </text:list-item>
          <text:list-item>
            <text:p text:style-name="P9"><text:soft-page-break/>Build the App:</text:p>
            <text:p text:style-name="P9">Run this command to create the optimized production files:</text:p>
            <text:p text:style-name="P9">Bash</text:p>
            <text:p text:style-name="P2"><text:span text:style-name="Source_20_Text"><text:span text:style-name="T2">npm run build</text:span></text:span></text:p>
            <text:p text:style-name="P18"><text:span text:style-name="T2">This creates a </text:span><text:span text:style-name="Source_20_Text"><text:span text:style-name="T2">build</text:span></text:span><text:span text:style-name="T2"> folder. This is what you will host.</text:span></text:p>
          </text:list-item>
        </text:list>
        <text:p text:style-name="Horizontal_20_Line"/>
        <text:h text:style-name="P1" text:outline-level="3">Option A: Hosting on Heroku</text:h>
        <text:p text:style-name="P8">Heroku is great for ease of use, but since this is a static site (the backend is Firebase), you need a tiny server to serve the static files.</text:p>
        <text:list text:style-name="L2">
          <text:list-item>
            <text:p text:style-name="P19"><text:span text:style-name="T3">Create a server file:</text:span><text:span text:style-name="T2"> In your project root, create a file named </text:span><text:span text:style-name="Source_20_Text"><text:span text:style-name="T2">server.js</text:span></text:span><text:span text:style-name="T2">:</text:span></text:p>
            <text:p text:style-name="P10">JavaScript</text:p>
            <text:p text:style-name="P3"><text:span text:style-name="Source_20_Text"><text:span text:style-name="T2">const express = require('express');</text:span></text:span></text:p>
            <text:p text:style-name="P3"><text:span text:style-name="Source_20_Text"><text:span text:style-name="T2">const path = require('path');</text:span></text:span></text:p>
            <text:p text:style-name="P3"><text:span text:style-name="Source_20_Text"><text:span text:style-name="T2">const app = express();</text:span></text:span></text:p>
            <text:p text:style-name="P4"/>
            <text:p text:style-name="P3"><text:span text:style-name="Source_20_Text"><text:span text:style-name="T2">app.use(express.static(path.join(__dirname, 'build')));</text:span></text:span></text:p>
            <text:p text:style-name="P4"/>
            <text:p text:style-name="P3"><text:span text:style-name="Source_20_Text"><text:span text:style-name="T2">app.get('/*', function (req, res) {</text:span></text:span></text:p>
            <text:p text:style-name="P3"><text:span text:style-name="Source_20_Text"><text:s text:c="2"/></text:span><text:span text:style-name="Source_20_Text"><text:span text:style-name="T2">res.sendFile(path.join(__dirname, 'build', 'index.html'));</text:span></text:span></text:p>
            <text:p text:style-name="P4"><text:span text:style-name="Source_20_Text"><text:span text:style-name="T2">});</text:span></text:span></text:p>
            <text:p text:style-name="P4"/>
            <text:p text:style-name="P3"><text:span text:style-name="Source_20_Text"><text:span text:style-name="T2">app.listen(process.env.PORT || 3000);</text:span></text:span></text:p>
          </text:list-item>
          <text:list-item>
            <text:p text:style-name="P14">Install Express:</text:p>
            <text:p text:style-name="P10">Bash</text:p>
            <text:p text:style-name="P3"><text:span text:style-name="Source_20_Text"><text:span text:style-name="T2">npm install express</text:span></text:span></text:p>
          </text:list-item>
          <text:list-item>
            <text:p text:style-name="P19"><text:span text:style-name="T3">Update </text:span><text:span text:style-name="Source_20_Text"><text:span text:style-name="T3">package.json</text:span></text:span><text:span text:style-name="T3">:</text:span><text:span text:style-name="T2"> change the </text:span><text:span text:style-name="Source_20_Text"><text:span text:style-name="T2">"start"</text:span></text:span><text:span text:style-name="T2"> script to:</text:span></text:p>
            <text:p text:style-name="P10">JSON</text:p>
            <text:p text:style-name="P3"><text:span text:style-name="Source_20_Text"><text:span text:style-name="T2">"scripts": {</text:span></text:span></text:p>
            <text:p text:style-name="P3"><text:span text:style-name="Source_20_Text"><text:s text:c="2"/></text:span><text:span text:style-name="Source_20_Text"><text:span text:style-name="T2">"start": "node server.js",</text:span></text:span></text:p>
            <text:p text:style-name="P3"><text:span text:style-name="Source_20_Text"><text:s text:c="2"/></text:span><text:span text:style-name="Source_20_Text"><text:span text:style-name="T2">"build": "react-scripts build"</text:span></text:span></text:p>
            <text:p text:style-name="P4"><text:span text:style-name="Source_20_Text"><text:span text:style-name="T2">}</text:span></text:span></text:p>
          </text:list-item>
          <text:list-item>
            <text:p text:style-name="P14">Deploy:</text:p>
            <text:list>
              <text:list-item>
                <text:p text:style-name="P19"><text:span text:style-name="T2">Initialize Git: </text:span><text:span text:style-name="Source_20_Text"><text:span text:style-name="T2">git init</text:span></text:span><text:span text:style-name="T2">, </text:span><text:span text:style-name="Source_20_Text"><text:span text:style-name="T2">git add .</text:span></text:span><text:span text:style-name="T2">, </text:span><text:span text:style-name="Source_20_Text"><text:span text:style-name="T2">git commit -m "Initial commit"</text:span></text:span></text:p>
              </text:list-item>
              <text:list-item>
                <text:p text:style-name="P19"><text:span text:style-name="T2">Create Heroku App: </text:span><text:span text:style-name="Source_20_Text"><text:span text:style-name="T2">heroku create</text:span></text:span></text:p>
              </text:list-item>
              <text:list-item>
                <text:p text:style-name="P19"><text:soft-page-break/><text:span text:style-name="T2">Push: </text:span><text:span text:style-name="Source_20_Text"><text:span text:style-name="T2">git push heroku master</text:span></text:span></text:p>
              </text:list-item>
            </text:list>
          </text:list-item>
        </text:list>
        <text:p text:style-name="Horizontal_20_Line"/>
        <text:h text:style-name="P1" text:outline-level="3">Option B: Hosting on Google Cloud Platform (GCP)</text:h>
        <text:p text:style-name="P8">For a React app on GCP, <text:span text:style-name="T1">Cloud Run</text:span> or <text:span text:style-name="T1">App Engine</text:span> are standard choices, but <text:span text:style-name="T1">Firebase Hosting</text:span> (part of GCP) is the native and easiest choice. Here is the <text:span text:style-name="T1">App Engine</text:span> method (Standard Environment):</text:p>
        <text:list text:style-name="L3">
          <text:list-item>
            <text:p text:style-name="P20"><text:span text:style-name="T3">Create </text:span><text:span text:style-name="Source_20_Text"><text:span text:style-name="T3">app.yaml</text:span></text:span><text:span text:style-name="T3">:</text:span><text:span text:style-name="T2"> inside your project root:</text:span></text:p>
            <text:p text:style-name="P11">YAML</text:p>
            <text:p text:style-name="P5"><text:span text:style-name="Source_20_Text"><text:span text:style-name="T2">runtime: nodejs16</text:span></text:span></text:p>
            <text:p text:style-name="P5"><text:span text:style-name="Source_20_Text"><text:span text:style-name="T2">handlers:</text:span></text:span></text:p>
            <text:p text:style-name="P5"><text:span text:style-name="Source_20_Text"><text:s text:c="2"/></text:span><text:span text:style-name="Source_20_Text"><text:span text:style-name="T2"># Serve all static files from build/</text:span></text:span></text:p>
            <text:p text:style-name="P5"><text:span text:style-name="Source_20_Text"><text:s text:c="2"/></text:span><text:span text:style-name="Source_20_Text"><text:span text:style-name="T2">- url: /(.*\..+)$</text:span></text:span></text:p>
            <text:p text:style-name="P5"><text:span text:style-name="Source_20_Text"><text:s text:c="4"/></text:span><text:span text:style-name="Source_20_Text"><text:span text:style-name="T2">static_files: build/\1</text:span></text:span></text:p>
            <text:p text:style-name="P5"><text:span text:style-name="Source_20_Text"><text:s text:c="4"/></text:span><text:span text:style-name="Source_20_Text"><text:span text:style-name="T2">upload: build/(.*\..+)$</text:span></text:span></text:p>
            <text:p text:style-name="P5"><text:span text:style-name="Source_20_Text"><text:s text:c="2"/></text:span><text:span text:style-name="Source_20_Text"><text:span text:style-name="T2"># Catch-all for index.html (SPA routing)</text:span></text:span></text:p>
            <text:p text:style-name="P5"><text:span text:style-name="Source_20_Text"><text:s text:c="2"/></text:span><text:span text:style-name="Source_20_Text"><text:span text:style-name="T2">- url: /.*</text:span></text:span></text:p>
            <text:p text:style-name="P5"><text:span text:style-name="Source_20_Text"><text:s text:c="4"/></text:span><text:span text:style-name="Source_20_Text"><text:span text:style-name="T2">static_files: build/index.html</text:span></text:span></text:p>
            <text:p text:style-name="P5"><text:span text:style-name="Source_20_Text"><text:s text:c="4"/></text:span><text:span text:style-name="Source_20_Text"><text:span text:style-name="T2">upload: build/index.html</text:span></text:span></text:p>
          </text:list-item>
          <text:list-item>
            <text:p text:style-name="P15">Deploy:</text:p>
            <text:list>
              <text:list-item>
                <text:p text:style-name="P11">Install the Google Cloud SDK.</text:p>
              </text:list-item>
              <text:list-item>
                <text:p text:style-name="P20"><text:span text:style-name="T2">Run: </text:span><text:span text:style-name="Source_20_Text"><text:span text:style-name="T2">gcloud app deploy</text:span></text:span></text:p>
              </text:list-item>
            </text:list>
          </text:list-item>
        </text:list>
        <text:p text:style-name="Horizontal_20_Line"/>
        <text:h text:style-name="P1" text:outline-level="3">Recommended Alternative: Firebase Hosting</text:h>
        <text:p text:style-name="P8">Since you are already using Firebase for the database, using Firebase Hosting is free (for the Spark plan), requires zero server configuration, and is faster than Heroku for static React apps.</text:p>
        <text:list text:style-name="L4">
          <text:list-item>
            <text:p text:style-name="P21"><text:span text:style-name="T3">Install CLI:</text:span><text:span text:style-name="T2"> </text:span><text:span text:style-name="Source_20_Text"><text:span text:style-name="T2">npm install -g firebase-tools</text:span></text:span></text:p>
          </text:list-item>
          <text:list-item>
            <text:p text:style-name="P21"><text:span text:style-name="T3">Login:</text:span><text:span text:style-name="T2"> </text:span><text:span text:style-name="Source_20_Text"><text:span text:style-name="T2">firebase login</text:span></text:span></text:p>
          </text:list-item>
          <text:list-item>
            <text:p text:style-name="P21"><text:span text:style-name="T3">Init:</text:span><text:span text:style-name="T2"> </text:span><text:span text:style-name="Source_20_Text"><text:span text:style-name="T2">firebase init</text:span></text:span></text:p>
            <text:list>
              <text:list-item>
                <text:p text:style-name="P12">Select <text:span text:style-name="T1">Hosting</text:span>.</text:p>
              </text:list-item>
              <text:list-item>
                <text:p text:style-name="P12">Select your existing Firebase project.</text:p>
              </text:list-item>
              <text:list-item>
                <text:p text:style-name="P21"><text:soft-page-break/><text:span text:style-name="T2">What do you want to use as your public directory? Type </text:span><text:span text:style-name="Source_20_Text"><text:span text:style-name="T2">build</text:span></text:span><text:span text:style-name="T2">.</text:span></text:p>
              </text:list-item>
              <text:list-item>
                <text:p text:style-name="P21"><text:span text:style-name="T2">Configure as a single-page app? Type </text:span><text:span text:style-name="Source_20_Text"><text:span text:style-name="T2">Yes</text:span></text:span><text:span text:style-name="T2">.</text:span></text:p>
              </text:list-item>
            </text:list>
          </text:list-item>
          <text:list-item>
            <text:p text:style-name="P16">Deploy:</text:p>
            <text:p text:style-name="P12">Bash</text:p>
            <text:p text:style-name="P6"><text:span text:style-name="Source_20_Text"><text:span text:style-name="T2">npm run build</text:span></text:span></text:p>
            <text:p text:style-name="P7"><text:span text:style-name="Source_20_Text"><text:span text:style-name="T2">firebase deploy</text:span></text:span></text:p>
          </text:list-item>
        </text:list>
        <text:p text:style-name="P17"><text:span text:style-name="T2">This will give you a URL like </text:span><text:span text:style-name="Source_20_Text"><text:span text:style-name="T2">https://your-project.web.app</text:span></text:span><text:span text:style-name="T2"> immediately.</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7:19:00.520933032</meta:creation-date>
    <dc:date>2025-11-24T11:42:50.841598241</dc:date>
    <meta:editing-duration>PT12H51M4S</meta:editing-duration>
    <meta:editing-cycles>1</meta:editing-cycles>
    <meta:document-statistic meta:table-count="0" meta:image-count="0" meta:object-count="0" meta:page-count="4" meta:paragraph-count="82" meta:word-count="557" meta:character-count="3549" meta:non-whitespace-character-count="3074"/>
    <meta:generator>LibreOffice/24.2.7.2$Linux_X86_64 LibreOffice_project/420$Build-2</meta:generator>
  </office:meta>
</office:document-meta>
</file>